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ize="10pt" style:text-underline-style="none" style:font-size-asian="10pt" style:font-size-complex="10pt"/>
    </style:style>
    <style:style style:name="P3" style:family="paragraph" style:parent-style-name="Standard" style:list-style-name="L3">
      <style:text-properties fo:font-size="10pt" style:text-underline-style="none"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font-size="10pt" style:text-underline-style="none" style:font-size-asian="10pt" style:font-size-complex="10pt"/>
    </style:style>
    <style:style style:name="T3"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e de données : INFO505</text:p>
      <text:p text:style-name="P1"/>
      <text:p text:style-name="P1"/>
      <text:p text:style-name="P1">Gestion d'un cabinet de conseil: </text:p>
      <text:p text:style-name="P1"/>
      <text:list xml:id="list4512686549420963579" text:style-name="L3">
        <text:list-item>
          <text:p text:style-name="P3">Le cabinet de conseil reçoit des missions de recherches de candidats pour des postes de cadre à pourvoir envoyés par des entreprises clientes.</text:p>
          <text:p text:style-name="P3"/>
        </text:list-item>
        <text:list-item>
          <text:p text:style-name="P3">Le cabinet possède des dossiers de candidats cadres obtenus soit par candidatures des cadres, soit par des universités/écoles(listing d'étudiants),soit par des cadres dont il a permis le recrutement.</text:p>
          <text:p text:style-name="P3"/>
        </text:list-item>
        <text:list-item>
          <text:p text:style-name="P3">Le cabinet analyse le poste à pourvoir, il en déduit l'intitulé du poste et extrait des dossiers les candidats les plus adaptés.</text:p>
        </text:list-item>
        <text:list-item>
          <text:p text:style-name="P3">Lorsqu'il a trouvé le candidat le plus adapté, il le contactera par téléphone.</text:p>
        </text:list-item>
      </text:list>
      <text:p text:style-name="P2"/>
      <text:p text:style-name="P4">Entreprise : </text:p>
      <text:p text:style-name="P2"/>
      <text:p text:style-name="P2"><text:tab/>Pour les entreprises sont connues les noms, l'activité, localisation géographique,une propriété disant si elle est cliente du cabinet ou pas,</text:p>
      <text:p text:style-name="P2"/>
      <text:p text:style-name="P2"><text:tab/>→ Propose des missions au cabinet de conseil</text:p>
      <text:p text:style-name="P2"/>
      <text:p text:style-name="P2"><text:tab/><text:span text:style-name="T1">Mission : </text:span>Date d'ouverture,une mission se termine soit parce que le cabinet a fourni un candidat suffisant,soit si l'entreprise annule la mission , elle est retirée si la mission se termine.</text:p>
      <text:p text:style-name="P2"><text:tab/><text:tab/>→ Une seule fonction (job), qui est affilié à un diplôme ou plusieurs </text:p>
      <text:p text:style-name="P2"><text:tab/><text:tab/>L'entreprise peut chiffrer la rémunération</text:p>
      <text:p text:style-name="P2"><text:tab/><text:tab/>→ Possède plusieurs candidats contactés [ Date de contact]</text:p>
      <text:p text:style-name="P2"><text:tab/><text:tab/></text:p>
      <text:p text:style-name="P2"/>
      <text:p text:style-name="P4">Candidat : </text:p>
      <text:p text:style-name="P2"><text:tab/></text:p>
      <text:p text:style-name="P2"><text:tab/>Possède un ou plusieurs diplômes</text:p>
      <text:p text:style-name="P2"><text:tab/></text:p>
      <text:p text:style-name="P2"><text:tab/>Possède une identité,situation familiale,possibilité de mobilité,diplômes,situation professionnelle actuelle,<text:span text:style-name="T3"> si la situation professionnelle actuelle est autre que «Sans emploi», on mémorise sa fonction .</text:span></text:p>
      <text:p text:style-name="P2"><text:tab/>Les candidats s'estiment capables de remplir plusieurs fonctions dans son dossier</text:p>
      <text:p text:style-name="P2"><text:tab/>Le candidat précise une rémunération souhaitée, lorsqu'un candidat est recruté ou qu'il retire sa candidature,on la supprime de la bdd</text:p>
      <text:p text:style-name="P2"/>
      <text:p text:style-name="P2"><text:span text:style-name="T1">Gestion des étudiants:</text:span> </text:p>
      <text:p text:style-name="P2"/>
      <text:p text:style-name="P2">Le cabinet de conseil sélectionne certaines écoles d'ingénieurs, commerce,université ( instituts), ces instituts proposent des diplômes correspondant aux fonctions que le cabinet recherche, le cabinet récupère et archive les listings des inscriptions, en fin d'année il récupère les résultats aux examens, sur certaines missions, il effectue des recherches dans le fichier candidat ET le fichier étudiants, le cabinet contacte alors les étudiants par annonce, téléphone,mail, les étudiants qui répondent deviennent des candidats sans être retiré de la liste d'étudiants<text:tab/><text:tab/></text:p>
      <text:p text:style-name="P2"/>
      <text:p text:style-name="P2"/>
      <text:p text:style-name="P2">A FAIRE : MCD (Entités, associations)</text:p>
      <text:p text:style-name="Standard"><text:a xlink:type="simple" xlink:href="https://www.commentcamarche.net/contents/659-merise-modele-conceptuel-des-donnees" text:style-name="Internet_20_link" text:visited-style-name="Visited_20_Internet_20_Link"/></text:p>
      <text:p text:style-name="Standard"><text:a xlink:type="simple" xlink:href="https://www.commentcamarche.net/contents/659-merise-modele-conceptuel-des-donnees" text:style-name="Internet_20_link" text:visited-style-name="Visited_20_Internet_20_Link">MERISE - Modèle conceptuel des données - Comment Ça Marche (commentcamarche.net)</text:a> </text:p>
      <text:p text:style-name="P2"/>
      <text:p text:style-name="P2"/>
      <text:p text:style-name="P2"><text:tab/> <text:s text:c="2"/>MPD </text:p>
      <text:p text:style-name="P2"/>
      <text:p text:style-name="P2"><text:a xlink:type="simple" xlink:href="https://www.it-connect.fr/conception-dun-modele-physique-des-donnees﻿/" text:style-name="Internet_20_link" text:visited-style-name="Visited_20_Internet_20_Link">Conception d’un modèle physique des données﻿ | Base de données | IT-Connect</text:a> </text:p>
      <text:p text:style-name="P2"/>
      <text:p text:style-name="P2">ANALYSE DES DEPENDANCES</text:p>
      <text:p text:style-name="P2"><text:a xlink:type="simple" xlink:href="https://www.cours-gratuit.com/cours-informatique/cours-informatique-gratuit-l-analyse-des-dependances" text:style-name="Internet_20_link" text:visited-style-name="Visited_20_Internet_20_Link">Cours informatique gratuit l'analyse des dépendances (cours-gratuit.com)</text:a> </text:p>
      <text:p text:style-name="P2"/>
      <text:p text:style-name="P2"/>
      <text:p text:style-name="P2"><text:soft-page-break/></text:p>
      <text:p text:style-name="P2"/>
      <text:p text:style-name="P2">MCD:<text:tab/> </text:p>
      <text:p text:style-name="P2"/>
      <text:p text:style-name="P2">Dictionnaire de donnée: </text:p>
      <text:p text:style-name="P2"/>
      <text:p text:style-name="P2">Tables : </text:p>
      <text:p text:style-name="P2"/>
      <text:p text:style-name="P2"><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LEMASSON</meta:initial-creator>
    <meta:creation-date>2021-11-09T13:26:30.21</meta:creation-date>
    <dc:date>2021-11-09T19:59:12.75</dc:date>
    <dc:creator>Christopher LEMASSON</dc:creator>
    <meta:editing-duration>PT5H46M49S</meta:editing-duration>
    <meta:editing-cycles>3</meta:editing-cycles>
    <meta:generator>OpenOffice/4.1.10$Win32 OpenOffice.org_project/4110m2$Build-9807</meta:generator>
    <meta:document-statistic meta:table-count="0" meta:image-count="0" meta:object-count="0" meta:page-count="2" meta:paragraph-count="34" meta:word-count="378" meta:character-count="2580"/>
  </office:meta>
</office:document-meta>
</file>